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ffa" officeooo:paragraph-rsid="00145ff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et ns [new Simulator]</text:p>
      <text:p text:style-name="P1"/>
      <text:p text:style-name="P1">#Open a new file for NAMTRACE</text:p>
      <text:p text:style-name="P1">set nf [open prog2.nam w]</text:p>
      <text:p text:style-name="P1">$ns namtrace-all $nf</text:p>
      <text:p text:style-name="P1"/>
      <text:p text:style-name="P1">#Open a new file to log TRACE</text:p>
      <text:p text:style-name="P1">set tf [open prog2.tr w]</text:p>
      <text:p text:style-name="P1">$ns trace-all $tf</text:p>
      <text:p text:style-name="P1"/>
      <text:p text:style-name="P1">#Body of the 'finish' procedure</text:p>
      <text:p text:style-name="P1">proc finish {} {</text:p>
      <text:p text:style-name="P1"><text:s text:c="8"/>global ns nf tf</text:p>
      <text:p text:style-name="P1"><text:s text:c="8"/>$ns flush-trace</text:p>
      <text:p text:style-name="P1"><text:s text:c="8"/>close $nf</text:p>
      <text:p text:style-name="P1"><text:tab/>close $tf</text:p>
      <text:p text:style-name="P1"><text:s text:c="8"/>exec nam prog2.nam &amp;</text:p>
      <text:p text:style-name="P1"><text:s text:c="8"/>exit 0</text:p>
      <text:p text:style-name="P1">}</text:p>
      <text:p text:style-name="P1"/>
      <text:p text:style-name="P1">#Create Nodes</text:p>
      <text:p text:style-name="P1">set n0 [$ns node]</text:p>
      <text:p text:style-name="P1">set n1 [$ns node]</text:p>
      <text:p text:style-name="P1">set n2 [$ns node]</text:p>
      <text:p text:style-name="P1">set n3 [$ns node]</text:p>
      <text:p text:style-name="P1"/>
      <text:p text:style-name="P1">$n0 color red</text:p>
      <text:p text:style-name="P1">$n1 color green</text:p>
      <text:p text:style-name="P1">$n2 color blue</text:p>
      <text:p text:style-name="P1">$ns color $n0 red</text:p>
      <text:p text:style-name="P1">$ns color $n1 green</text:p>
      <text:p text:style-name="P1">$ns color $n2 blue</text:p>
      <text:p text:style-name="P1"/>
      <text:p text:style-name="P1">#Create Links between Nodes </text:p>
      <text:p text:style-name="P1">$ns duplex-link $n0 $n2 10Mb 100ms DropTail</text:p>
      <text:p text:style-name="P1">$ns duplex-link $n1 $n2 10Mb 100ms DropTail</text:p>
      <text:p text:style-name="P1">$ns duplex-link $n2 $n3 5Mb 100ms DropTail</text:p>
      <text:p text:style-name="P1"/>
      <text:p text:style-name="P1">set tcp0 [new Agent/TCP]</text:p>
      <text:p text:style-name="P1">$ns attach-agent $n0 $tcp0</text:p>
      <text:p text:style-name="P1"/>
      <text:p text:style-name="P1">set ftp0 [new Application/FTP]</text:p>
      <text:p text:style-name="P1">$ftp0 attach-agent $tcp0</text:p>
      <text:p text:style-name="P1"/>
      <text:p text:style-name="P1">set udp1 [new Agent/UDP]</text:p>
      <text:p text:style-name="P1">$ns attach-agent $n1 $udp1</text:p>
      <text:p text:style-name="P1"/>
      <text:p text:style-name="P1">set cbr1 [new Application/Traffic/CBR]</text:p>
      <text:p text:style-name="P1">$cbr1 attach-agent $udp1</text:p>
      <text:p text:style-name="P1"/>
      <text:p text:style-name="P1">set null3 [new Agent/Null] </text:p>
      <text:p text:style-name="P1"><text:soft-page-break/>$ns attach-agent $n3 $null3</text:p>
      <text:p text:style-name="P1"/>
      <text:p text:style-name="P1">set sink3 [new Agent/TCPSink]</text:p>
      <text:p text:style-name="P1">$ns attach-agent $n3 $sink3</text:p>
      <text:p text:style-name="P1"/>
      <text:p text:style-name="P1">$ns connect $tcp0 $sink3</text:p>
      <text:p text:style-name="P1">$ns connect $udp1 $null3</text:p>
      <text:p text:style-name="P1"/>
      <text:p text:style-name="P1">$ftp0 set packetSize_ 9000</text:p>
      <text:p text:style-name="P1">$ftp0 set interval_ 0.001</text:p>
      <text:p text:style-name="P1"/>
      <text:p text:style-name="P1">$cbr1 set packetSize_ 9000</text:p>
      <text:p text:style-name="P1">$cbr1 set interval_ 0.001</text:p>
      <text:p text:style-name="P1"/>
      <text:p text:style-name="P1">$ns at 0.1 "$ftp0 start"</text:p>
      <text:p text:style-name="P1">$ns at 0.2 "$cbr1 start"</text:p>
      <text:p text:style-name="P1"/>
      <text:p text:style-name="P1">$ns at 4.5 "$ftp0 stop"</text:p>
      <text:p text:style-name="P1">$ns at 4.5 "$cbr1 stop"</text:p>
      <text:p text:style-name="P1">$ns at 5.0 "finish"</text:p>
      <text:p text:style-name="P1">$ns run</text:p>
      <text:p text:style-name="P1"/>
      <text:p text:style-name="P1"/>
      <text:p text:style-name="P1">AWK file:</text:p>
      <text:p text:style-name="P1"/>
      <text:p text:style-name="P1">BEGIN {</text:p>
      <text:p text:style-name="P1">tcp = 0;</text:p>
      <text:p text:style-name="P1">udp = 0;</text:p>
      <text:p text:style-name="P1">}</text:p>
      <text:p text:style-name="P1">{ </text:p>
      <text:p text:style-name="P1">if($1=="+" &amp;&amp; $3=="0" &amp;&amp; $4=="2" &amp;&amp; $5=="tcp")</text:p>
      <text:p text:style-name="P1">tcp++;</text:p>
      <text:p text:style-name="P1">if($1=="+" &amp;&amp; $3=="1" &amp;&amp; $4=="2" &amp;&amp; $5=="cbr")</text:p>
      <text:p text:style-name="P1">udp++;</text:p>
      <text:p text:style-name="P1">}</text:p>
      <text:p text:style-name="P1">END {</text:p>
      <text:p text:style-name="P1">printf("The no.of packets sent by tcp : %d\n ",tcp);</text:p>
      <text:p text:style-name="P1">printf("The no.of packets sent by udp : %d\n ",udp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9T11:24:47.659245486</meta:creation-date>
    <dc:date>2019-04-29T11:29:53.444977029</dc:date>
    <meta:editing-duration>PT5M6S</meta:editing-duration>
    <meta:editing-cycles>2</meta:editing-cycles>
    <meta:generator>LibreOffice/6.2.2.2$Linux_X86_64 LibreOffice_project/20$Build-2</meta:generator>
    <meta:document-statistic meta:table-count="0" meta:image-count="0" meta:object-count="0" meta:page-count="2" meta:paragraph-count="70" meta:word-count="269" meta:character-count="1508" meta:non-whitespace-character-count="1265"/>
  </office:meta>
</office:document-meta>
</file>